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"/>
    <style:font-face style:name="Consolas1" svg:font-family="Consolas" style:font-adornments="Regular"/>
    <style:font-face style:name="Ubuntu Mono2" svg:font-family="'Ubuntu Mono'" style:font-pitch="fixed"/>
    <style:font-face style:name="Ubuntu Mono4" svg:font-family="'Ubuntu Mono'" style:font-adornments="Light" style:font-pitch="fixed"/>
    <style:font-face style:name="Ubuntu Mono1" svg:font-family="'Ubuntu Mono'" style:font-adornments="Regular" style:font-pitch="fixed"/>
    <style:font-face style:name="Consolas3" svg:font-family="Consolas" style:font-pitch="variable"/>
    <style:font-face style:name="Consolas" svg:font-family="Consolas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ato Light1" svg:font-family="'Lato Light'" style:font-pitch="variable"/>
    <style:font-face style:name="Lato Light2" svg:font-family="'Lato Light'" style:font-adornments="Light" style:font-pitch="variable"/>
    <style:font-face style:name="Lato Light" svg:font-family="'Lato Light'" style:font-adornments="Regular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3" svg:font-family="'Ubuntu Mono'" style:font-adornments="Light" style:font-pitch="variable"/>
    <style:font-face style:name="Ubuntu Mono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svg:stroke-width="0.356cm" svg:stroke-color="#dd4814" draw:marker-start-width="0.731cm" draw:marker-end="Arrowheads_20_1" draw:marker-end-width="0.831cm" draw:fill="none" draw:textarea-vertical-align="middle" fo:padding-top="0.3cm" fo:padding-bottom="0.3cm" fo:padding-left="0.425cm" fo:padding-right="0.425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 style:list-style-name="L6">
      <style:graphic-properties draw:stroke="none" svg:stroke-width="0.035cm" draw:stroke-linejoin="miter" draw:fill="none" draw:textarea-vertical-align="middle" draw:auto-grow-height="true" draw:fit-to-size="false" fo:min-height="10.069cm" fo:min-width="15.073cm" fo:padding-top="0.141cm" fo:padding-bottom="0.141cm" fo:padding-left="0.141cm" fo:padding-right="0.141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9999" draw:textarea-vertical-align="middle" draw:auto-grow-height="false" fo:min-height="0.749cm" fo:min-width="0.499cm"/>
    </style:style>
    <style:style style:name="gr12" style:family="graphic" style:parent-style-name="objectwithoutfill">
      <style:graphic-properties svg:stroke-width="0.406cm" svg:stroke-color="#999999" draw:marker-start-width="0.806cm" draw:marker-end="Arrow" draw:marker-end-width="0.906cm" draw:fill="none" draw:textarea-vertical-align="middle" fo:padding-top="0.325cm" fo:padding-bottom="0.325cm" fo:padding-left="0.45cm" fo:padding-right="0.45cm"/>
    </style:style>
    <style:style style:name="gr13" style:family="graphic" style:parent-style-name="standard">
      <style:graphic-properties draw:fill-color="#aea79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outline1" style:list-style-name="L4">
      <style:graphic-properties fo:min-height="11.843cm"/>
    </style:style>
    <style:style style:name="pr11" style:family="presentation" style:parent-style-name="Jugo1-outline1" style:list-style-name="L4">
      <style:graphic-properties fo:min-height="11.843cm"/>
    </style:style>
    <style:style style:name="pr12" style:family="presentation" style:parent-style-name="Jugo1-outline1" style:list-style-name="L4">
      <style:graphic-properties fo:min-height="11.843cm"/>
    </style:style>
    <style:style style:name="pr13" style:family="presentation" style:parent-style-name="Jugo1-outline1" style:list-style-name="L4">
      <style:graphic-properties fo:min-height="11.843cm"/>
    </style:style>
    <style:style style:name="pr14" style:family="presentation" style:parent-style-name="Jugo1-outline1" style:list-style-name="L5">
      <style:graphic-properties fo:min-height="11.843cm"/>
    </style:style>
    <style:style style:name="pr15" style:family="presentation" style:parent-style-name="Jugo1-outline1" style:list-style-name="L4">
      <style:graphic-properties fo:min-height="11.843cm"/>
    </style:style>
    <style:style style:name="co1" style:family="table-column">
      <style:table-column-properties style:column-width="11.75cm" style:use-optimal-column-width="false"/>
    </style:style>
    <style:style style:name="co2" style:family="table-column">
      <style:table-column-properties style:column-width="7.049cm" style:use-optimal-column-width="false"/>
    </style:style>
    <style:style style:name="co3" style:family="table-column">
      <style:table-column-properties style:column-width="7.05cm" style:use-optimal-column-width="false"/>
    </style:style>
    <style:style style:name="ro1" style:family="table-row">
      <style:table-row-properties style:row-height="2.241cm"/>
    </style:style>
    <style:style style:name="ro2" style:family="table-row">
      <style:table-row-properties style:row-height="2.242cm"/>
    </style:style>
    <style:style style:name="ro3" style:family="table-row">
      <style:table-row-properties style:row-height="3.628cm"/>
    </style:style>
    <style:style style:name="ro4" style:family="table-row">
      <style:table-row-properties style:row-height="4.073cm"/>
    </style:style>
    <style:style style:name="ce1" style:family="table-cell">
      <style:graphic-properties style:repeat="repeat"/>
      <style:paragraph-properties fo:text-align="center"/>
      <style:text-properties fo:color="#77216f" fo:font-size="44pt" fo:font-weight="bold" style:font-size-asian="44pt" style:font-weight-asian="bold" style:font-size-complex="44pt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26pt" style:font-size-asian="26pt" style:font-size-complex="26pt"/>
    </style:style>
    <style:style style:name="ce3" style:family="table-cell">
      <style:graphic-properties style:repeat="repeat"/>
      <style:text-properties fo:color="#dd4814" fo:font-size="24pt" style:font-size-asian="24pt" style:font-size-complex="24pt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line-height="100%" fo:text-align="center" style:punctuation-wrap="simple" style:writing-mode="lr-tb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simple" style:writing-mode="lr-tb"/>
    </style:style>
    <style:style style:name="P6" style:family="paragraph">
      <style:text-properties fo:font-size="20pt"/>
    </style:style>
    <style:style style:name="P7" style:family="paragraph">
      <style:paragraph-properties fo:margin-left="0.167cm" fo:margin-right="0cm" fo:margin-top="0cm" fo:margin-bottom="0cm" fo:line-height="100%" fo:text-align="start" fo:text-indent="-0.166cm">
        <style:tab-stops>
          <style:tab-stop style:position="0cm"/>
        </style:tab-stops>
      </style:paragraph-properties>
    </style:style>
    <style:style style:name="P8" style:family="paragraph">
      <style:paragraph-properties fo:margin-left="0.167cm" fo:margin-right="0cm" fo:margin-top="0cm" fo:margin-bottom="0cm" fo:line-height="100%" fo:text-align="start" fo:text-indent="-0.166cm" style:font-independent-line-spacing="true">
        <style:tab-stops>
          <style:tab-stop style:position="0cm"/>
        </style:tab-stops>
      </style:paragraph-properties>
      <style:text-properties fo:color="#000000" fo:font-size="12pt"/>
    </style:style>
    <style:style style:name="P9" style:family="paragraph">
      <style:paragraph-properties fo:text-align="start"/>
      <style:text-properties fo:color="#dd4814" fo:font-size="28pt" style:font-size-asian="28pt" style:font-size-complex="28pt"/>
    </style:style>
    <style:style style:name="P10" style:family="paragraph">
      <style:text-properties fo:color="#dd4814" fo:font-size="28pt" style:font-size-asian="28pt" style:font-size-complex="28pt"/>
    </style:style>
    <style:style style:name="P11" style:family="paragraph">
      <style:paragraph-properties fo:line-height="100%" fo:text-align="start">
        <style:tab-stops>
          <style:tab-stop style:position="0cm"/>
        </style:tab-stops>
      </style:paragraph-properties>
    </style:style>
    <style:style style:name="P12" style:family="paragraph">
      <style:text-properties fo:color="#000000" style:font-name="Ubuntu Mono2"/>
    </style:style>
    <style:style style:name="P1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text-properties fo:color="#dd4814" fo:font-size="26pt" fo:font-weight="bold" style:font-size-asian="26pt" style:font-weight-asian="bold" style:font-size-complex="26pt" style:font-weight-complex="bold"/>
    </style:style>
    <style:style style:name="P15" style:family="paragraph">
      <style:paragraph-properties>
        <style:tab-stops>
          <style:tab-stop style:position="3.745cm"/>
        </style:tab-stops>
      </style:paragraph-properties>
    </style:style>
    <style:style style:name="P16" style:family="paragraph">
      <style:paragraph-properties fo:margin-left="0cm" fo:margin-right="0cm" fo:text-indent="2.858cm"/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color="#dd4814" fo:font-size="32pt" style:font-size-asian="32pt" style:font-size-complex="32pt"/>
    </style:style>
    <style:style style:name="P18" style:family="paragraph">
      <style:paragraph-properties fo:text-align="end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77216f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dd4814" fo:font-weight="bol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 Light1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 Mono2" fo:font-size="34pt" fo:letter-spacing="normal" fo:font-style="normal" style:text-underline-style="none" fo:font-weight="normal" style:font-name-asian="Consolas2" style:font-size-asian="34pt" style:font-style-asian="normal" style:font-weight-asian="normal" style:font-name-complex="Consolas2" style:font-size-complex="3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2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ato Light2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4" style:family="text">
      <style:text-properties fo:color="#dd4814" fo:font-size="28pt" style:font-size-asian="28pt" style:font-size-complex="2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Ubuntu Mono2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772953" fo:font-weight="bold" style:font-weight-asian="bold" style:font-weight-complex="bold"/>
    </style:style>
    <style:style style:name="T19" style:family="text">
      <style:text-properties fo:color="#dd4814" fo:font-size="32pt" style:font-size-asian="32pt" style:font-size-complex="32pt"/>
    </style:style>
    <style:style style:name="T20" style:family="text">
      <style:text-properties fo:color="#dd4814" fo:font-size="24pt" style:font-size-asian="24pt" style:font-size-complex="24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dd481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5">
      <text:list-level-style-number text:level="1" style:num-format="1">
        <style:list-level-properties text:min-label-width="2.159cm"/>
        <style:text-properties fo:color="#ff6600" fo:font-size="100%"/>
      </text:list-level-style-number>
      <text:list-level-style-number text:level="2" style:num-format="1">
        <style:list-level-properties text:space-before="0.6cm" text:min-label-width="2.159cm"/>
        <style:text-properties fo:color="#ff6600" fo:font-size="100%"/>
      </text:list-level-style-number>
      <text:list-level-style-number text:level="3" style:num-format="1">
        <style:list-level-properties text:space-before="1.2cm" text:min-label-width="2.159cm"/>
        <style:text-properties fo:color="#ff6600" fo:font-size="100%"/>
      </text:list-level-style-number>
      <text:list-level-style-number text:level="4" style:num-format="1">
        <style:list-level-properties text:space-before="1.8cm" text:min-label-width="2.159cm"/>
        <style:text-properties fo:color="#ff6600" fo:font-size="100%"/>
      </text:list-level-style-number>
      <text:list-level-style-number text:level="5" style:num-format="1">
        <style:list-level-properties text:space-before="2.4cm" text:min-label-width="2.159cm"/>
        <style:text-properties fo:color="#ff6600" fo:font-size="100%"/>
      </text:list-level-style-number>
      <text:list-level-style-number text:level="6" style:num-format="1">
        <style:list-level-properties text:space-before="3cm" text:min-label-width="2.159cm"/>
        <style:text-properties fo:color="#ff6600" fo:font-size="100%"/>
      </text:list-level-style-number>
      <text:list-level-style-number text:level="7" style:num-format="1">
        <style:list-level-properties text:space-before="3.6cm" text:min-label-width="2.159cm"/>
        <style:text-properties fo:color="#ff6600" fo:font-size="100%"/>
      </text:list-level-style-number>
      <text:list-level-style-number text:level="8" style:num-format="1">
        <style:list-level-properties text:space-before="4.2cm" text:min-label-width="2.159cm"/>
        <style:text-properties fo:color="#ff6600" fo:font-size="100%"/>
      </text:list-level-style-number>
      <text:list-level-style-number text:level="9" style:num-format="1">
        <style:list-level-properties text:space-before="4.8cm" text:min-label-width="2.159cm"/>
        <style:text-properties fo:color="#ff6600" fo:font-size="100%"/>
      </text:list-level-style-number>
      <text:list-level-style-number text:level="10" style:num-format="1">
        <style:list-level-properties text:space-before="5.4cm" text:min-label-width="2.159cm"/>
        <style:text-properties fo:color="#ff66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Wingdings" style:font-charset="x-symbol" fo:color="#7b0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1: 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Programming, Algorithm, Flowchart, Pseudocode, C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C Vs C++</text:p>
              </text:list-item>
              <text:list-item>
                <text:p>Syntax</text:p>
              </text:list-item>
              <text:list-item>
                <text:p>Decision Tree</text:p>
              </text:list-item>
              <text:list-item>
                <text:p>Variable</text:p>
              </text:list-item>
              <text:list-item>
                <text:p>Statements</text:p>
              </text:list-item>
              <text:list-item>
                <text:p>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lgorithm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lgoritma adalah <text:span text:style-name="T2">langkah-langkah logis </text:span><text:span text:style-name="T3">penyelesaian suatu masalah </text:span></text:p>
              </text:list-item>
              <text:list-item>
                <text:p><text:span text:style-name="T3">Input <text:s/></text:span><text:span text:style-name="T2">&gt;&gt;</text:span><text:span text:style-name="T3"> ALGORITMA </text:span><text:span text:style-name="T2">&gt;&gt;</text:span><text:span text:style-name="T3"> output</text:span></text:p>
              </text:list-item>
              <text:list-item>
                <text:p><text:span text:style-name="T3">Algoritma bisa berupa:</text:span></text:p>
                <text:list>
                  <text:list-item>
                    <text:p><text:span text:style-name="T3">Flowchart</text:span></text:p>
                  </text:list-item>
                  <text:list-item>
                    <text:p><text:span text:style-name="T3">Pseudo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 Vs C++</text:p>
          </draw:text-box>
        </draw:frame>
        <draw:frame draw:style-name="standard" draw:layer="layout" svg:width="23.499cm" svg:height="11.205cm" svg:x="2.2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4">C</text:span></text:p>
              </table:table-cell>
              <table:table-cell>
                <text:p text:style-name="P2"><text:span text:style-name="T4">C++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Structural/Procedural</text:span></text:p>
              </table:table-cell>
              <table:table-cell>
                <text:p text:style-name="P2"><text:span text:style-name="T5">Object Oriented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Standard Library (stdio)</text:span></text:p>
              </table:table-cell>
              <table:table-cell>
                <text:p text:style-name="P2"><text:span text:style-name="T5">iostream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Simplicity</text:span></text:p>
              </table:table-cell>
              <table:table-cell>
                <text:p text:style-name="P2"><text:span text:style-name="T5">Complexity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5">User defined, struct</text:span></text:p>
              </table:table-cell>
              <table:table-cell>
                <text:p text:style-name="P2"><text:span text:style-name="T5">Template, Class, et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yntax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 C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\n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char nama[10] = "Bagus"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char nama[10]; <text:s text:c="3"/></text:p>
              </text:list-item>
              <text:list-item>
                <text:p><text:s text:c="4"/>printf("Masukkan nama anda: ");</text:p>
              </text:list-item>
              <text:list-item>
                <text:p><text:s text:c="4"/>scanf("%s", nama)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ow it work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Source Code</text:p>
                <text:p/>
                <text:p/>
                <text:p>Compiler<text:tab/><text:tab/><text:tab/><text:tab/><text:tab/><text:tab/><text:span text:style-name="T6">&gt;&gt;</text:span> <text:tab/>Compile/build</text:p>
                <text:p/>
                <text:p/>
                <text:p>Objec Code<text:tab/><text:tab/><text:tab/><text:tab/><text:tab/><text:span text:style-name="T6">&gt;&gt;</text:span><text:span text:style-name="T6"><text:tab/></text:span> <text:tab/>Run</text:p>
              </text:list-header>
            </text:list>
          </draw:text-box>
        </draw:frame>
        <draw:frame draw:style-name="gr2" draw:layer="layout" svg:width="4.4cm" svg:height="0.967cm" svg:x="5.4cm" svg:y="18cm">
          <draw:text-box>
            <text:p>fdsafa</text:p>
          </draw:text-box>
        </draw:frame>
        <draw:line draw:style-name="gr3" draw:text-style-name="P2" draw:layer="layout" svg:x1="5.6cm" svg:y1="6.4cm" svg:x2="5.6cm" svg:y2="9.6cm">
          <text:p/>
        </draw:line>
        <draw:line draw:style-name="gr3" draw:text-style-name="P2" draw:layer="layout" svg:x1="5.6cm" svg:y1="11.111cm" svg:x2="5.6cm" svg:y2="14.311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Decision Tree: IF 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Jika nila kurang dari 60</text:p>
                <text:p>cetak “anda lolos”</text:p>
              </text:list-item>
              <text:list-item>
                <text:p>Sebaliknya</text:p>
                <text:p>anda “tidak lolos”</text:p>
                <text:p/>
                <text:p>if (x &gt; 60)</text:p>
                <text:list>
                  <text:list-header>
                    <text:p>printf(“Anda Lolos”);</text:p>
                  </text:list-header>
                </text:list>
                <text:p>else</text:p>
                <text:list>
                  <text:list-header>
                    <text:p>printf(“Anda tidak lolos”);</text:p>
                  </text:list-header>
                </text:list>
              </text:list-item>
            </text:list>
          </draw:text-box>
        </draw:frame>
        <draw:g>
          <draw:custom-shape draw:name="AutoShape 15" draw:style-name="gr4" draw:text-style-name="P4" draw:layer="layout" svg:width="4.435cm" svg:height="1.644cm" svg:x="14.767cm" svg:y="13.579cm">
            <text:p text:style-name="P3"><text:span text:style-name="T7">PRINT</text:span></text:p>
            <text:p text:style-name="P3"><text:span text:style-name="T7">“</text:span><text:span text:style-name="T7">PASS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g draw:name="Group 34">
            <draw:custom-shape draw:name="AutoShape 9" draw:style-name="gr4" draw:text-style-name="P4" draw:layer="layout" svg:width="2.61cm" svg:height="0.938cm" svg:x="19.459cm" svg:y="5.081cm">
              <text:p text:style-name="P3"><text:span text:style-name="T7">START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0" draw:style-name="gr5" draw:text-style-name="P4" draw:layer="layout" svg:x1="20.764cm" svg:y1="6.02cm" svg:x2="20.764cm" svg:y2="6.725cm">
              <text:p/>
            </draw:line>
            <draw:custom-shape draw:name="AutoShape 11" draw:style-name="gr4" draw:text-style-name="P4" draw:layer="layout" svg:width="5.736cm" svg:height="1.41cm" svg:x="17.849cm" svg:y="6.757cm">
              <text:p text:style-name="P3"><text:span text:style-name="T7">Input</text:span></text:p>
              <text:p text:style-name="P3"><text:span text:style-name="T7">M1,M2,M3,M4</text:span></text:p>
              <draw:enhanced-geometry draw:mirror-horizontal="false" draw:mirror-vertical="false" svg:viewBox="0 0 0 0" drawooo:sub-view-size="5 5" draw:text-areas="?f8 0 ?f2 ?f7" draw:type="ooxml-flowChartInputOutput" draw:enhanced-path="M 0 5 L 1 0 5 0 4 5 Z N">
                <draw:equation draw:name="f0" draw:formula="logwidth*2/5"/>
                <draw:equation draw:name="f1" draw:formula="logwidth*3/5"/>
                <draw:equation draw:name="f2" draw:formula="logwidth*4/5"/>
                <draw:equation draw:name="f3" draw:formula="logwidth*9/10"/>
                <draw:equation draw:name="f4" draw:formula="logwidth/2"/>
                <draw:equation draw:name="f5" draw:formula="logwidth/10"/>
                <draw:equation draw:name="f6" draw:formula="logheight/2"/>
                <draw:equation draw:name="f7" draw:formula="logheight"/>
                <draw:equation draw:name="f8" draw:formula="logwidth/5"/>
              </draw:enhanced-geometry>
            </draw:custom-shape>
            <draw:custom-shape draw:name="AutoShape 12" draw:style-name="gr4" draw:text-style-name="P4" draw:layer="layout" svg:width="6.565cm" svg:height="0.938cm" svg:x="17.1cm" svg:y="9.12cm">
              <text:p text:style-name="P5"><text:span text:style-name="T7">GRADE</text:span><text:span text:style-name="T8"></text:span><text:span text:style-name="T7">(M1+M2+M3+M4)/4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3" draw:style-name="gr5" draw:text-style-name="P4" draw:layer="layout" svg:x1="20.455cm" svg:y1="8.167cm" svg:x2="20.455cm" svg:y2="9.111cm">
              <text:p/>
            </draw:line>
            <draw:custom-shape draw:name="AutoShape 14" draw:style-name="gr4" draw:text-style-name="P4" draw:layer="layout" svg:width="5.216cm" svg:height="2.349cm" svg:x="17.849cm" svg:y="10.756cm">
              <text:p text:style-name="P3"><text:span text:style-name="T7">IS</text:span></text:p>
              <text:p text:style-name="P3"><text:span text:style-name="T7">GRADE&gt;</text:span></text:p>
              <text:p text:style-name="P3"><text:span text:style-name="T7">60</text:span></text:p>
              <draw:enhanced-geometry draw:mirror-horizontal="false" draw:mirror-vertical="false" svg:viewBox="0 0 0 0" drawooo:sub-view-size="2 2" draw:text-areas="?f6 ?f7 ?f0 ?f1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AutoShape 16" draw:style-name="gr4" draw:text-style-name="P4" draw:layer="layout" svg:width="4.435cm" svg:height="1.644cm" svg:x="21.761cm" svg:y="13.579cm">
              <text:p text:style-name="P3"><text:span text:style-name="T7">PRINT</text:span></text:p>
              <text:p text:style-name="P3"><text:span text:style-name="T7">“</text:span><text:span text:style-name="T7">FAIL”</text:span></text:p>
  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  <draw:equation draw:name="f0" draw:formula="logwidth*5/6"/>
                <draw:equation draw:name="f1" draw:formula="logwidth/2"/>
                <draw:equation draw:name="f2" draw:formula="logheight/2"/>
                <draw:equation draw:name="f3" draw:formula="logheight"/>
                <draw:equation draw:name="f4" draw:formula="logwidth"/>
                <draw:equation draw:name="f5" draw:formula="logwidth/6"/>
                <draw:equation draw:name="f6" draw:formula="(16200000)/60000.0"/>
                <draw:equation draw:name="f7" draw:formula="(10800000)/60000.0"/>
              </draw:enhanced-geometry>
            </draw:custom-shape>
            <draw:line draw:name="Line 17" draw:style-name="gr5" draw:text-style-name="P4" draw:layer="layout" svg:x1="20.455cm" svg:y1="15.928cm" svg:x2="20.455cm" svg:y2="16.4cm">
              <text:p/>
            </draw:line>
            <draw:custom-shape draw:name="AutoShape 18" draw:style-name="gr4" draw:text-style-name="P4" draw:layer="layout" svg:width="2.605cm" svg:height="0.938cm" svg:x="19.155cm" svg:y="16.401cm">
              <text:p text:style-name="P3"><text:span text:style-name="T7">STOP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9" draw:style-name="gr6" draw:text-style-name="P4" draw:layer="layout" svg:x1="16.883cm" svg:y1="15.928cm" svg:x2="24.371cm" svg:y2="15.928cm">
              <text:p/>
            </draw:line>
            <draw:line draw:name="Line 20" draw:style-name="gr6" draw:text-style-name="P4" draw:layer="layout" svg:x1="16.883cm" svg:y1="15.928cm" svg:x2="16.883cm" svg:y2="15.223cm">
              <text:p/>
            </draw:line>
            <draw:line draw:name="Line 21" draw:style-name="gr6" draw:text-style-name="P4" draw:layer="layout" svg:x1="24.371cm" svg:y1="15.928cm" svg:x2="24.371cm" svg:y2="15.223cm">
              <text:p/>
            </draw:line>
            <draw:line draw:name="Line 22" draw:style-name="gr6" draw:text-style-name="P4" draw:layer="layout" svg:x1="23.066cm" svg:y1="11.929cm" svg:x2="24.371cm" svg:y2="11.929cm">
              <text:p/>
            </draw:line>
            <draw:line draw:name="Line 23" draw:style-name="gr5" draw:text-style-name="P4" draw:layer="layout" svg:x1="24.371cm" svg:y1="11.929cm" svg:x2="24.371cm" svg:y2="13.578cm">
              <text:p/>
            </draw:line>
            <draw:line draw:name="Line 24" draw:style-name="gr5" draw:text-style-name="P4" draw:layer="layout" svg:x1="16.672cm" svg:y1="11.854cm" svg:x2="16.672cm" svg:y2="13.503cm">
              <text:p/>
            </draw:line>
            <draw:line draw:name="Line 26" draw:style-name="gr5" draw:text-style-name="P4" draw:layer="layout" svg:x1="20.455cm" svg:y1="10.05cm" svg:x2="20.455cm" svg:y2="10.756cm">
              <text:p/>
            </draw:line>
            <draw:custom-shape draw:name="Text Box 27" draw:style-name="gr7" draw:text-style-name="P4" draw:layer="layout" svg:width="1.304cm" svg:height="0.7cm" svg:x="23.022cm" svg:y="11.219cm">
              <text:p text:style-name="P3"><text:span text:style-name="T7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" draw:style-name="gr7" draw:text-style-name="P4" draw:layer="layout" svg:width="1.304cm" svg:height="0.705cm" svg:x="16.672cm" svg:y="11.149cm">
              <text:p text:style-name="P3"><text:span text:style-name="T7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3" draw:style-name="gr6" draw:text-style-name="P4" draw:layer="layout" svg:x1="16.636cm" svg:y1="11.854cm" svg:x2="17.942cm" svg:y2="11.854cm">
              <text:p/>
            </draw:line>
          </draw:g>
        </draw:g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  <text:p>if (n &gt; 0)</text:p>
                <text:p><text:s text:c="8"/>printf("Anda memasukkan bilangan positif!");</text:p>
                <text:p>else if (n == 0)</text:p>
                <text:p><text:s text:c="8"/>printf("Anda memasukkan bilangan 0");</text:p>
                <text:p>else</text:p>
                <text:p><text:s text:c="8"/>printf("Anda memasukkan bilangan negatif!"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mat Code &amp; Escape Sequence</text:p>
          </draw:text-box>
        </draw:frame>
        <draw:frame presentation:style-name="pr8" draw:layer="layout" svg:width="9.139cm" svg:height="12.093cm" svg:x="2.2cm" svg:y="5cm" presentation:class="outline" presentation:user-transformed="true">
          <draw:text-box>
            <text:list text:style-name="L2">
              <text:list-item>
                <text:p>%f</text:p>
              </text:list-item>
              <text:list-item>
                <text:p>%i</text:p>
              </text:list-item>
              <text:list-item>
                <text:p>%d</text:p>
              </text:list-item>
              <text:list-item>
                <text:p>%c</text:p>
              </text:list-item>
              <text:list-item>
                <text:p>%ll</text:p>
              </text:list-item>
              <text:list-item>
                <text:p>...</text:p>
              </text:list-item>
            </text:list>
          </draw:text-box>
        </draw:frame>
        <draw:frame presentation:style-name="pr8" draw:layer="layout" svg:width="9.139cm" svg:height="12.093cm" svg:x="13.201cm" svg:y="5.001cm" presentation:class="outline" presentation:user-transformed="true">
          <draw:text-box>
            <text:list text:style-name="L2">
              <text:list-item>
                <text:p>\n</text:p>
              </text:list-item>
              <text:list-item>
                <text:p>\r</text:p>
              </text:list-item>
              <text:list-item>
                <text:p>\t</text:p>
              </text:list-item>
              <text:list-item>
                <text:p>\'</text:p>
              </text:list-item>
              <text:list-item>
                <text:p>\”</text:p>
              </text:list-item>
              <text:list-item>
                <text:p>\\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mments – Single Lin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Do's</text:p>
                <text:p>// convert Fahrenheit to Celsius</text:p>
                <text:p>float c = 5.0 / 9.0 * (f – 32.0);</text:p>
              </text:list-item>
              <text:list-item>
                <text:p>Don'ts</text:p>
                <text:p>//convert Fahrenheit to Celsius</text:p>
                <text:p>// convert Fahrenheit to Celsiu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mments - Mutlin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/**</text:p>
                <text:p><text:s/>* hello.c</text:p>
                <text:p><text:s/>*</text:p>
                <text:p><text:s/>* Bagus Tris Atmaja</text:p>
                <text:p><text:s/>* bagus@ep.its.ac.id</text:p>
                <text:p><text:s/>*</text:p>
                <text:p><text:s/>* Says hello to the world.</text:p>
                <text:p><text:s/>*/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atement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nt x = 12;</text:p>
                <text:p>int x;</text:p>
                <text:p>if ( x &gt; y )</text:p>
                <text:p><text:span text:style-name="T9">printf</text:span>("hello, %s\n", s);</text:p>
                <text:p/>
                <text:p>function</text:p>
              </text:list-header>
            </text:list>
          </draw:text-box>
        </draw:frame>
        <draw:line draw:style-name="gr8" draw:text-style-name="P2" draw:layer="layout" svg:x1="4.661cm" svg:y1="10.709cm" svg:x2="4.661cm" svg:y2="12.599cm">
          <text:p/>
        </draw:lin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Variable</text:p>
          </draw:text-box>
        </draw:frame>
        <draw:custom-shape draw:name="Shape 223" draw:style-name="gr9" draw:text-style-name="P8" draw:layer="layout" svg:width="15.354cm" svg:height="10.35cm" svg:x="2.355cm" svg:y="4.991cm">
          <text:p text:style-name="P7"><text:span text:style-name="T10">// declaring a variable</text:span></text:p>
          <text:p text:style-name="P7"><text:span text:style-name="T11">int counter = 0;</text:span></text:p>
          <text:p text:style-name="P7"><text:span text:style-name="T11">int counter2;</text:span></text:p>
          <text:p text:style-name="P7"><text:span text:style-name="T12"/></text:p>
          <text:p text:style-name="P7"><text:span text:style-name="T13">// resetting a variable</text:span></text:p>
          <text:p text:style-name="P7"><text:span text:style-name="T11">counter = 4;</text:span></text:p>
          <text:p text:style-name="P7"><text:span text:style-name="T11">counter2 = 5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0" draw:layer="layout" svg:width="7.855cm" svg:height="1.365cm" svg:x="2.37cm" svg:y="17.281cm">
          <draw:text-box>
            <text:p text:style-name="P9"><text:span text:style-name="T14">DEMO MATLAB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Variable</text:p>
          </draw:text-box>
        </draw:frame>
        <draw:frame presentation:style-name="pr8" draw:text-style-name="P12" draw:layer="layout" svg:width="23.5cm" svg:height="12.093cm" svg:x="2.2cm" svg:y="5cm" presentation:class="outline">
          <draw:text-box>
            <text:p text:style-name="P11"><text:span text:style-name="T15">int counter = 0;</text:span></text:p>
            <text:p text:style-name="P11"><text:span text:style-name="T15">while (true)</text:span><text:span text:style-name="T15"><text:line-break/></text:span><text:span text:style-name="T15">{</text:span><text:span text:style-name="T15"><text:line-break/></text:span><text:span text:style-name="T15"> <text:s text:c="3"/>printf("%d\n", counter);</text:span></text:p>
            <text:p text:style-name="P11"><text:span text:style-name="T15"><text:s text:c="4"/></text:span><text:span text:style-name="T15">counter++;</text:span></text:p>
            <text:p text:style-name="P11"><text:span text:style-name="T15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Loop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Digunakan untuk kejadian berulang</text:p>
              </text:list-item>
              <text:list-item>
                <text:p>Untuk i=0, i kurang dari 10, i=i++</text:p>
                <text:list>
                  <text:list-header>
                    <text:p>cetak *</text:p>
                  </text:list-header>
                </text:list>
              </text:list-item>
              <text:list-item>
                <text:p>I++ <text:s/><text:span text:style-name="T6">&gt;&gt;</text:span> <text:s/>i = i+1</text:p>
                <text:p/>
                <text:p/>
              </text:list-item>
              <text:list-item>
                <text:p>Output :</text:p>
                <text:list>
                  <text:list-header>
                    <text:p/>
                  </text:list-header>
                </text:list>
                <text:p><text:span text:style-name="T2">**********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custom-shape draw:style-name="gr10" draw:text-style-name="P13" draw:layer="layout" svg:width="9.2cm" svg:height="6.4cm" svg:x="7.9cm" svg:y="7.9cm">
          <text:p text:style-name="P2"><text:span text:style-name="T16">Cek Kondisi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681cm" svg:height="3.905cm" draw:transform="rotate (-1.5707963267949) translate (10.592cm 5.01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1" draw:text-style-name="P2" draw:layer="layout" svg:width="3.681cm" svg:height="3.905cm" svg:x="6.006cm" svg:y="13.29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1" draw:text-style-name="P2" draw:layer="layout" svg:width="3.681cm" svg:height="3.905cm" svg:x="15.118cm" svg:y="13.29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1" draw:text-style-name="P2" draw:layer="layout" svg:width="3.681cm" svg:height="3.905cm" draw:transform="rotate (-1.5707963267949) translate (18.004cm 5.01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" draw:text-style-name="P14" draw:layer="layout" svg:width="5.8cm" svg:height="1.288cm" svg:x="1.7cm" svg:y="5cm">
          <draw:text-box>
            <text:p><text:span text:style-name="T17">Inisialisasi</text:span></text:p>
          </draw:text-box>
        </draw:frame>
        <draw:frame draw:style-name="gr2" draw:text-style-name="P14" draw:layer="layout" svg:width="5.8cm" svg:height="1.288cm" svg:x="18.5cm" svg:y="5cm">
          <draw:text-box>
            <text:p><text:span text:style-name="T17">Update</text:span></text:p>
          </draw:text-box>
        </draw:frame>
        <draw:frame draw:style-name="gr2" draw:text-style-name="P14" draw:layer="layout" svg:width="5.8cm" svg:height="1.288cm" svg:x="1.7cm" svg:y="15.2cm">
          <draw:text-box>
            <text:p><text:span text:style-name="T17">Keluar</text:span></text:p>
          </draw:text-box>
        </draw:frame>
        <draw:frame draw:style-name="gr2" draw:text-style-name="P14" draw:layer="layout" svg:width="5.8cm" svg:height="1.288cm" svg:x="18.6cm" svg:y="15.1cm">
          <draw:text-box>
            <text:p><text:span text:style-name="T17">Eksekusi</text:span></text:p>
          </draw:text-box>
        </draw:frame>
        <draw:line draw:style-name="gr12" draw:text-style-name="P2" draw:layer="layout" svg:x1="20.2cm" svg:y1="14.6cm" svg:x2="20.2cm" svg:y2="6.8cm">
          <text:p/>
        </draw:line>
        <draw:frame draw:style-name="gr2" draw:text-style-name="P14" draw:layer="layout" svg:width="10.6cm" svg:height="2.325cm" svg:x="8.6cm" svg:y="17.8cm">
          <draw:text-box>
            <text:p><text:span text:style-name="T17">for ( i = 1; i&lt;=10; i++)</text:span></text:p>
            <text:p><text:span text:style-name="T17"><text:tab/></text:span><text:span text:style-name="T17">// eksekusi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[1]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<text:s text:c="8"/>printf("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[2]</text:p>
          </draw:text-box>
        </draw:frame>
        <draw:frame presentation:style-name="pr12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1.2cm" presentation:class="title" presentation:user-transformed="true">
          <draw:text-box>
            <text:p>For [3]</text:p>
          </draw:text-box>
        </draw:frame>
        <draw:frame presentation:style-name="pr13" draw:layer="layout" svg:width="23.5cm" svg:height="15.267cm" svg:x="1.882cm" svg:y="3.941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(void) <text:span text:style-name="T18">{</text:span></text:p>
              </text:list-item>
              <text:list-item>
                <text:p>int i, j; <text:s text:c="3"/></text:p>
              </text:list-item>
              <text:list-item>
                <text:p>for (i=1; i&lt;=10; i++) <text:tab/><text:span text:style-name="T6">{</text:span> </text:p>
              </text:list-item>
              <text:list-item>
                <text:p><text:s text:c="8"/>for (j=1;j&lt;=i; j++)</text:p>
              </text:list-item>
              <text:list-item>
                <text:p><text:s text:c="12"/>printf("*");</text:p>
              </text:list-item>
              <text:list-item>
                <text:p><text:s text:c="9"/>printf("\n"); </text:p>
              </text:list-item>
              <text:list-item>
                <text:p><text:s/><text:tab/> <text:s text:c="2"/><text:span text:style-name="T6">} </text:span><text:span text:style-name="T6"><text:tab/></text:span></text:p>
              </text:list-item>
              <text:list-item>
                <text:p><text:span text:style-name="T6"><text:s text:c="2"/></text:span><text:span text:style-name="T18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draw:frame presentation:style-name="pr7" draw:layer="layout" svg:width="23.5cm" svg:height="2.143cm" svg:x="1.776cm" svg:y="0.43cm" presentation:class="title" presentation:user-transformed="true">
          <draw:text-box>
            <text:p>Output</text:p>
          </draw:text-box>
        </draw:frame>
        <draw:frame presentation:style-name="pr14" draw:text-style-name="P16" draw:layer="layout" svg:width="23.5cm" svg:height="16.25cm" svg:x="2.2cm" svg:y="2.8cm" presentation:class="outline" presentation:user-transformed="true">
          <draw:text-box>
            <text:list text:style-name="L5">
              <text:list-item>
                <text:p><text:span text:style-name="T2">*</text:span></text:p>
              </text:list-item>
              <text:list-item>
                <text:p><text:span text:style-name="T2">**</text:span></text:p>
              </text:list-item>
              <text:list-item>
                <text:p><text:span text:style-name="T2">***</text:span></text:p>
              </text:list-item>
              <text:list-item>
                <text:p><text:span text:style-name="T2">****</text:span></text:p>
              </text:list-item>
              <text:list-item>
                <text:p><text:span text:style-name="T2">*****</text:span></text:p>
              </text:list-item>
              <text:list-item>
                <text:p><text:span text:style-name="T2">******</text:span></text:p>
              </text:list-item>
              <text:list-item>
                <text:p><text:span text:style-name="T2">*******</text:span></text:p>
              </text:list-item>
              <text:list-item>
                <text:p><text:span text:style-name="T2">********</text:span></text:p>
              </text:list-item>
              <text:list-item>
                <text:p><text:span text:style-name="T2">*********</text:span></text:p>
              </text:list-item>
              <text:list-item>
                <text:p text:style-name="P15"><text:span text:style-name="T2">**********</text:span></text:p>
              </text:list-item>
            </text:list>
          </draw:text-box>
        </draw:frame>
        <draw:custom-shape draw:style-name="gr13" draw:text-style-name="P17" draw:layer="layout" svg:width="8.755cm" svg:height="4.089cm" svg:x="13.903cm" svg:y="3.8cm">
          <text:p text:style-name="P2"><text:span text:style-name="T19">FLOWCHART??</text:span></text:p>
          <draw:enhanced-geometry svg:viewBox="0 0 21600 21600" draw:text-areas="800 800 20800 20800" draw:type="round-rectangular-callout" draw:modifiers="-7474.64595705802 44720.97799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Buatlah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Flowchart untuk membentuk pola berikut.</text:p>
              </text:list-item>
              <text:list-item>
                <text:p>Input = N bilangan bulat</text:p>
              </text:list-item>
              <text:list-item>
                <text:p>Output</text:p>
                <text:p/>
                <text:p/>
              </text:list-item>
            </text:list>
          </draw:text-box>
        </draw:frame>
        <draw:frame draw:style-name="standard" draw:layer="layout" svg:width="14.098cm" svg:height="11.957cm" svg:x="8.19cm" svg:y="8.15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list text:style-name="L1">
                  <text:list-header>
                    <text:p><text:span text:style-name="T20">N =1</text:span></text:p>
                    <text:p text:style-name="P18"><text:span text:style-name="T20"><text:s text:c="2"/></text:span><text:span text:style-name="T20">*</text:span></text:p>
                  </text:list-header>
                </text:list>
              </table:table-cell>
              <table:table-cell>
                <text:p><text:span text:style-name="T21"><text:s/></text:span><text:span text:style-name="T20">N = 3</text:span></text:p>
                <text:list text:style-name="L3">
                  <text:list-header>
                    <text:p text:style-name="P18"><text:span text:style-name="T20"><text:s text:c="4"/></text:span><text:span text:style-name="T20">*</text:span></text:p>
                    <text:p text:style-name="P18"><text:span text:style-name="T20"><text:s text:c="3"/></text:span><text:span text:style-name="T20">**</text:span></text:p>
                    <text:p text:style-name="P18"><text:span text:style-name="T20"><text:s text:c="2"/></text:span><text:span text:style-name="T20">***</text:span></text:p>
                  </text:list-header>
                </text:list>
              </table:table-cell>
            </table:table-row>
            <table:table-row table:style-name="ro4" table:default-cell-style-name="ce3">
              <table:table-cell>
                <text:list text:continue-numbering="true" text:style-name="L3">
                  <text:list-header>
                    <text:p><text:span text:style-name="T20">N = 5</text:span></text:p>
                  </text:list-header>
                </text:list>
                <text:p text:style-name="P18"><text:span text:style-name="T22"><text:s text:c="8"/></text:span><text:span text:style-name="T22">*</text:span></text:p>
                <text:p text:style-name="P18"><text:span text:style-name="T22"><text:s text:c="6"/></text:span><text:span text:style-name="T22">**</text:span></text:p>
                <text:p text:style-name="P18"><text:span text:style-name="T22"><text:s text:c="4"/></text:span><text:span text:style-name="T22">***</text:span></text:p>
                <text:p text:style-name="P18"><text:span text:style-name="T22"><text:s text:c="2"/></text:span><text:span text:style-name="T22">****</text:span></text:p>
                <text:p text:style-name="P18"><text:span text:style-name="T22">*****</text:span></text:p>
              </table:table-cell>
              <table:table-cell>
                <text:p><text:span text:style-name="T20">N = 7</text:span></text:p>
                <text:p text:style-name="P18"><text:span text:style-name="T20"><text:s text:c="6"/></text:span><text:span text:style-name="T20">*</text:span></text:p>
                <text:p text:style-name="P18"><text:span text:style-name="T20"><text:s text:c="5"/></text:span><text:span text:style-name="T20">**</text:span></text:p>
                <text:p text:style-name="P18"><text:span text:style-name="T20"><text:s text:c="4"/></text:span><text:span text:style-name="T20">***</text:span></text:p>
                <text:p text:style-name="P18"><text:span text:style-name="T20"><text:s text:c="3"/></text:span><text:span text:style-name="T20">****</text:span></text:p>
                <text:p text:style-name="P18"><text:span text:style-name="T20"><text:s text:c="2"/></text:span><text:span text:style-name="T20">*****</text:span></text:p>
                <text:p text:style-name="P18"><text:span text:style-name="T20"><text:s/></text:span><text:span text:style-name="T20">******</text:span></text:p>
                <text:p text:style-name="P18"><text:span text:style-name="T20">*******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 presentation:presentation-page-layout-name="AL2T1">
        <draw:frame presentation:style-name="pr15" draw:layer="layout" svg:width="23.5cm" svg:height="12.093cm" svg:x="2.2cm" svg:y="5cm" presentation:class="outline">
          <draw:text-box>
            <text:list text:style-name="L4">
              <text:list-header>
                <text:p>Selamat Belajar</text:p>
                <text:p>Work Hard</text:p>
                <text:p>Work Smart</text:p>
                <text:p>Learning by Doing</text:p>
                <text:p>One day, One Code</text:p>
                <text:p>Keep coding!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2" svg:font-family="Consolas"/>
    <style:font-face style:name="Consolas1" svg:font-family="Consolas" style:font-adornments="Regular"/>
    <style:font-face style:name="Ubuntu Mono2" svg:font-family="'Ubuntu Mono'" style:font-pitch="fixed"/>
    <style:font-face style:name="Ubuntu Mono4" svg:font-family="'Ubuntu Mono'" style:font-adornments="Light" style:font-pitch="fixed"/>
    <style:font-face style:name="Ubuntu Mono1" svg:font-family="'Ubuntu Mono'" style:font-adornments="Regular" style:font-pitch="fixed"/>
    <style:font-face style:name="Consolas3" svg:font-family="Consolas" style:font-pitch="variable"/>
    <style:font-face style:name="Consolas" svg:font-family="Consolas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ato Light1" svg:font-family="'Lato Light'" style:font-pitch="variable"/>
    <style:font-face style:name="Lato Light2" svg:font-family="'Lato Light'" style:font-adornments="Light" style:font-pitch="variable"/>
    <style:font-face style:name="Lato Light" svg:font-family="'Lato Light'" style:font-adornments="Regular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3" svg:font-family="'Ubuntu Mono'" style:font-adornments="Light" style:font-pitch="variable"/>
    <style:font-face style:name="Ubuntu Mono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8H54M23S</meta:editing-duration>
    <meta:editing-cycles>102</meta:editing-cycles>
    <meta:generator>LibreOffice/4.2.8.2$Linux_X86_64 LibreOffice_project/420m0$Build-2</meta:generator>
    <dc:date>2016-02-24T16:40:40.464703249</dc:date>
    <dc:creator>bagustris </dc:creator>
    <meta:document-statistic meta:object-count="175"/>
  </office:meta>
</office:document-meta>
</file>